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officeooo:rsid="001b2055" officeooo:paragraph-rsid="0025d692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bf54" officeooo:paragraph-rsid="00267a3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1bf54" officeooo:paragraph-rsid="00267a3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2e4f8" officeooo:paragraph-rsid="00267a3b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fo:font-weight="normal" officeooo:rsid="0023ebe8" officeooo:paragraph-rsid="0025d692" style:font-weight-asian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DejaVu Sans Condensed1" fo:font-weight="normal" officeooo:rsid="0023ebe8" officeooo:paragraph-rsid="002875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weight="normal" officeooo:rsid="001b2055" officeooo:paragraph-rsid="0025d692" style:font-name-asian="NSimSun" style:font-weight-asian="normal" style:font-name-complex="Ari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weight="normal" officeooo:rsid="001b2055" officeooo:paragraph-rsid="00287581" style:font-name-asian="NSimSun" style:font-weight-asian="normal" style:font-name-complex="Ari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1bf54" officeooo:paragraph-rsid="00267a3b" style:font-size-asian="12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4ed66" officeooo:paragraph-rsid="00267a3b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54ed66" officeooo:paragraph-rsid="00287581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2e4f8" officeooo:paragraph-rsid="00267a3b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52e4f8" officeooo:paragraph-rsid="00287581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b2055" officeooo:paragraph-rsid="00287581" style:font-name-asian="NSimSun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1bf54" officeooo:paragraph-rsid="002875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2e4f8" officeooo:paragraph-rsid="0028758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Condensed1" officeooo:rsid="001b2055" officeooo:paragraph-rsid="00287581"/>
    </style:style>
    <style:style style:name="P20" style:family="paragraph" style:parent-style-name="Standard">
      <style:paragraph-properties fo:text-align="start" style:justify-single-word="false"/>
      <style:text-properties officeooo:paragraph-rsid="002875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ed66" style:font-weight-asian="bold" style:font-weight-complex="bold"/>
    </style:style>
    <style:style style:name="T3" style:family="text">
      <style:text-properties style:font-name="DejaVu Sans Condensed1" fo:font-weight="bold" officeooo:rsid="001c188a" style:font-weight-asian="bold" style:font-weight-complex="bold"/>
    </style:style>
    <style:style style:name="T4" style:family="text">
      <style:text-properties style:font-name="DejaVu Sans Condensed1" fo:font-weight="bold" officeooo:rsid="001b2055" style:font-weight-asian="bold" style:font-weight-complex="bold"/>
    </style:style>
    <style:style style:name="T5" style:family="text">
      <style:text-properties style:font-name="DejaVu Sans Condensed1" fo:font-weight="bold" officeooo:rsid="0022ccdc" style:font-weight-asian="bold" style:font-weight-complex="bold"/>
    </style:style>
    <style:style style:name="T6" style:family="text">
      <style:text-properties style:font-name="DejaVu Sans Condensed1" fo:font-weight="bold" officeooo:rsid="00231e6c" style:font-weight-asian="bold" style:font-weight-complex="bold"/>
    </style:style>
    <style:style style:name="T7" style:family="text">
      <style:text-properties style:font-name="DejaVu Sans Condensed" officeooo:rsid="001b2055" style:font-name-asian="DejaVu Sans Condensed" style:font-name-complex="DejaVu Sans Condensed"/>
    </style:style>
    <style:style style:name="T8" style:family="text">
      <style:text-properties officeooo:rsid="001b2055" style:font-name-asian="NSimSun" style:font-name-complex="Arial"/>
    </style:style>
    <style:style style:name="T9" style:family="text">
      <style:text-properties officeooo:rsid="001b2055"/>
    </style:style>
    <style:style style:name="T10" style:family="text">
      <style:text-properties officeooo:rsid="0054ed66"/>
    </style:style>
    <style:style style:name="T11" style:family="text">
      <style:text-properties officeooo:rsid="0027a8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5">6</text:span><text:span text:style-name="T6">0</text:span><text:span text:style-name="T5">1</text:span><text:span text:style-name="T3"> - </text:span><text:span text:style-name="T4">Notes, Quirks, and Trivia</text:span></text:p>
      <text:p text:style-name="P19"/>
      <text:list xml:id="list3044476777" text:style-name="L5">
        <text:list-item>
          <text:p text:style-name="P6"><text:span text:style-name="T9">On MFDs, fields with "[]" can be changed by entering a new value in the UFC scratchpad first, then press the OSB next to the field. <text:s/>Fields with "</text:span><text:span text:style-name="T7">↕"</text:span><text:span text:style-name="T8"> will cycle through several values when the OSB is pressed multiple times.</text:span></text:p>
        </text:list-item>
      </text:list>
      <text:p text:style-name="P8"/>
      <text:p text:style-name="P17">General flow for non-gun weapons:</text:p>
      <text:list xml:id="list1291615933" text:style-name="L7">
        <text:list-item>
          <text:p text:style-name="P10">Select weapons on DSMS page<text:span text:style-name="T11"> or by setting SOI to HUD and pressing DMS left/right (Middle Finger Hat left/right).</text:span></text:p>
        </text:list-item>
        <text:list-item>
          <text:p text:style-name="P10">Select CCIP/CCRP mode by pressing Lower Gray Button to cycle HUD mode.</text:p>
        </text:list-item>
        <text:list-item>
          <text:p text:style-name="P10">Fire with Red Button.</text:p>
        </text:list-item>
      </text:list>
      <text:p text:style-name="P11"/>
      <text:p text:style-name="P18">General flow for designating targets:</text:p>
      <text:list xml:id="list1793303692" text:style-name="L8">
        <text:list-item>
          <text:p text:style-name="P13">Set <text:span text:style-name="T1">SOI</text:span> to whatever you want to designate with.</text:p>
        </text:list-item>
        <text:list-item>
          <text:p text:style-name="P13">Press <text:span text:style-name="T1">China Hat back short</text:span> (<text:span text:style-name="T1">Rear Thumb Button short</text:span>) to <text:span text:style-name="T1">re-center the sensor</text:span> on the nose or boresight.</text:p>
        </text:list-item>
        <text:list-item>
          <text:p text:style-name="P13"><text:span text:style-name="T1">Point the sensor</text:span> at the target.</text:p>
        </text:list-item>
        <text:list-item>
          <text:p text:style-name="P15"><text:span text:style-name="T2">China Hat forward short</text:span><text:span text:style-name="T10"> (</text:span><text:span text:style-name="T1">Front Thumb Button </text:span><text:span text:style-name="T2">short</text:span><text:span text:style-name="T10">) </text:span>generally <text:span text:style-name="T1">toggles FOV</text:span>.</text:p>
        </text:list-item>
        <text:list-item>
          <text:p text:style-name="P13">Press <text:span text:style-name="T1">TMS forward short</text:span> (<text:span text:style-name="T1">Gray Reset Hat forward short</text:span>) to <text:span text:style-name="T1">lock</text:span>, and/or <text:span text:style-name="T1">TMS forward long</text:span> (<text:span text:style-name="T1">Gray Reset Hat forward long</text:span>) to <text:span text:style-name="T1">set target as SPI</text:span>.</text:p>
        </text:list-item>
        <text:list-item>
          <text:p text:style-name="P13">Press <text:span text:style-name="T1">China Hat forward long</text:span> (<text:span text:style-name="T1">Front Thumb Button long</text:span>) to <text:span text:style-name="T1">point all sensors</text:span> at the <text:span text:style-name="T1">SPI</text:span>.</text:p>
        </text:list-item>
        <text:list-item>
          <text:p text:style-name="P16"><text:span text:style-name="T1">SPI cannot be undesignated, only redesignated to a new location?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14:22.217000000</dc:date>
    <meta:editing-duration>PT5H34M48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98" meta:character-count="1091" meta:non-whitespace-character-count="917"/>
  </office:meta>
</office:document-meta>
</file>